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080000000811209E4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2">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tyle="italic" style:font-style-asian="italic" style:font-style-complex="italic"/>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Title" style:master-page-name="Standard">
      <style:paragraph-properties style:page-number="auto"/>
    </style:style>
    <style:style style:name="P10" style:family="paragraph" style:parent-style-name="Contents_20_1">
      <style:paragraph-properties>
        <style:tab-stops>
          <style:tab-stop style:position="16.984cm" style:leader-style="dotted" style:leader-text="."/>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en Standard Interfaces Specification</text:p>
      <text:p text:style-name="Subtitle">Version 0.1</text:p>
      <text:p text:style-name="Subtitle"/>
      <text:p text:style-name="Standard">Created: 2008-05-31</text:p>
      <text:p text:style-name="Standard">Authors: Rehno Lindeque</text:p>
      <text:p text:style-name="Standard">Revision History: </text:p>
      <text:p text:style-name="Standard"><text:tab/>2008-05-31 Rehno Lindeque – Created (ver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Heading_20_1" text:outline-level="1">Table Of Contents</text:h>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8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text:a xlink:type="simple" xlink:href="#1.Table Of Contents|outline">Table Of Contents<text:tab/>2</text:a></text:p>
          <text:p text:style-name="P10"><text:a xlink:type="simple" xlink:href="#2.Introduction|outline">Introduction<text:tab/>3</text:a></text:p>
          <text:p text:style-name="P11"><text:a xlink:type="simple" xlink:href="#2.1.About OSI's|outline">About OSI's<text:tab/>3</text:a></text:p>
          <text:p text:style-name="P12"><text:a xlink:type="simple" xlink:href="#2.1.1.The ARB: Why another standards body? |outline">The ARB: Why another standards body? <text:tab/>3</text:a></text:p>
          <text:p text:style-name="P11"><text:a xlink:type="simple" xlink:href="#2.2.Principles|outline">Principles<text:tab/>3</text:a></text:p>
          <text:p text:style-name="P11"><text:a xlink:type="simple" xlink:href="#2.3.Defining an Open Standard Interface|outline">Defining an Open Standard Interface<text:tab/>4</text:a></text:p>
          <text:p text:style-name="P12"><text:a xlink:type="simple" xlink:href="#2.3.1.Acceptance into the OSI|outline">Acceptance into the OSI<text:tab/>4</text:a></text:p>
          <text:p text:style-name="P10"><text:a xlink:type="simple" xlink:href="#3.Licensing|outline">Licensing<text:tab/>7</text:a></text:p>
          <text:p text:style-name="P10"><text:a xlink:type="simple" xlink:href="#4.Conclusion|outline">Conclusion<text:tab/>8</text:a></text:p>
        </text:index-body>
      </text:table-of-content>
      <text:h text:style-name="Heading_20_1" text:outline-level="1">Introduction</text:h>
      <text:h text:style-name="Heading_20_2" text:outline-level="2">About OSI's</text:h>
      <text:p text:style-name="Standard">The OSI's or Open Standard Interfaces, is a set of specifications or application programmer interfaces for existing well-defined domains in computer science.</text:p>
      <text:h text:style-name="Heading_20_3" text:outline-level="3">The ARB: Why another standards body? </text:h>
      <text:p text:style-name="Standard">Of course there are several standards bodies already and creating new standards tend to create a rift.</text:p>
      <text:p text:style-name="Standard"/>
      <text:p text:style-name="Standard">The OSI ARB will attempt to work with any other standards body that has vested interest in the project to prevent saturation of similar standards.</text:p>
      <text:h text:style-name="Heading_20_2" text:outline-level="2">Principles</text:h>
      <text:p text:style-name="P5">Principles of OSI</text:p>
      <text:list text:style-name="L1">
        <text:list-item>
          <text:p text:style-name="P3">The OSI's main purpose is to achieve unification and encourage progress (rather than inhibit it).</text:p>
        </text:list-item>
        <text:list-item>
          <text:p text:style-name="P3">The OSI's are (and this document) intended to be flexible enough to change and adapt over time.</text:p>
        </text:list-item>
        <text:list-item>
          <text:p text:style-name="P3">The OSI's exists as a common interest project. It must strive to be mutually beneficial for all stake-holders.</text:p>
        </text:list-item>
        <text:list-item>
          <text:p text:style-name="P3">OSI's should not discriminate (as far as is reasonably possible) between</text:p>
          <text:list>
            <text:list-item>
              <text:p text:style-name="P3">Software platforms (operating systems)</text:p>
            </text:list-item>
            <text:list-item>
              <text:p text:style-name="P3">Hardware platforms</text:p>
            </text:list-item>
            <text:list-item>
              <text:p text:style-name="P3">Programming languages (I.e. Anything that accepts C bindings should work)</text:p>
            </text:list-item>
          </text:list>
        </text:list-item>
        <text:list-item>
          <text:p text:style-name="P3">An OSI is generally relatively high level and does not specify an implementation (in fact it encourages different implementations with different properties).</text:p>
        </text:list-item>
        <text:list-item>
          <text:p text:style-name="P3">Any OSI should be available to the mainstream, although specialized implementations (using extensions) may be made available by implementors as well. No restriction is placed on the manner in which such an implementation is distributed. (I.e. Specialized implementations may be sold).</text:p>
        </text:list-item>
        <text:list-item>
          <text:p text:style-name="P3">In some cases an OSI may make (unenforced) recommendations regarding protocols for communication, output or input. An OSI may also suggest quality requirements such as responsiveness or availability to match the intent of the specification.</text:p>
        </text:list-item>
      </text:list>
      <text:p text:style-name="Standard"/>
      <text:p text:style-name="P5">Principles of the ARB</text:p>
      <text:list text:style-name="L1">
        <text:list-item>
          <text:p text:style-name="P3">The ARB will readily accept contributions and welcomes stake-holders to join. However, the ARB should attempt to balance any group fairly between the contributors. An ARB may charge money for official membership in order to fund the project (1).</text:p>
        </text:list-item>
        <text:list-item>
          <text:p text:style-name="P3">Public review, and comment should be encouraged and involved as far as possible.</text:p>
        </text:list-item>
        <text:list-item>
          <text:p text:style-name="P3">Quality requirements subject to conventions and review are important requirements for any OSI specification.</text:p>
        </text:list-item>
        <text:list-item>
          <text:p text:style-name="P3">OSI creation and review should be as transparent as possible.</text:p>
        </text:list-item>
        <text:list-item>
          <text:p text:style-name="P3"><text:soft-page-break/>The OSI's encourages open-source implementations as well commercial implementations.</text:p>
        </text:list-item>
        <text:list-item>
          <text:p text:style-name="P3">No money may be required from an implementor for writing a.</text:p>
        </text:list-item>
        <text:list-item>
          <text:p text:style-name="P3">The OSI ARB will attempt to work with any other standards body that has an interest in the project. Unification should occur by bringing together related existing standards rather than reinventing the wheel. However if some requirements that may not be possible</text:p>
        </text:list-item>
      </text:list>
      <text:list text:style-name="L4">
        <text:list-item>
          <text:p text:style-name="P7">The ARB is also a recommendation board and domain experts may offer advice as to the best technologies in an objective manner. News related to an OSI may be published etc.</text:p>
          <text:p text:style-name="P7"/>
        </text:list-item>
      </text:list>
      <text:p text:style-name="Standard">(1) DISCUSSIONS:</text:p>
      <text:p text:style-name="Standard"><text:tab/>2008-06-05: Are we willing to charge money for membership? Some would argue that this would exclude some stake-holders from the official review (especially the open-source community). On the other hand, some kind of funding will probably be necessary to drive such a project. </text:p>
      <text:p text:style-name="Standard"/>
      <text:p text:style-name="P5">Principles of this document</text:p>
      <text:list text:style-name="L1">
        <text:list-item>
          <text:p text:style-name="P3">The OSI standard is intended to be flexible enough to change and adapt over time.</text:p>
          <text:list>
            <text:list-item>
              <text:p text:style-name="P3">Major changes will be limited to major versions of the standard.</text:p>
            </text:list-item>
            <text:list-item>
              <text:p text:style-name="P3">The next OSI version should honor the previous OSI version's principles.</text:p>
            </text:list-item>
          </text:list>
        </text:list-item>
      </text:list>
      <text:h text:style-name="Heading_20_2" text:outline-level="2"><text:bookmark-start text:name="DDE_LINK"/>Defining an Open Standard Interface<text:bookmark-end text:name="DDE_LINK"/></text:h>
      <text:list text:style-name="L1">
        <text:list-item>
          <text:p text:style-name="P3">An OSI may not discriminate against a any particular implementation within the bounds of reason. In particular:</text:p>
          <text:list>
            <text:list-item>
              <text:p text:style-name="P3">An OSI must support all the </text:p>
            </text:list-item>
            <text:list-item>
              <text:p text:style-name="P3"/>
            </text:list-item>
          </text:list>
        </text:list-item>
        <text:list-item>
          <text:p text:style-name="P3">OSI is not intended to restrict proprietary implementations, but does guarantee at least one open source full-featured reference implementation.</text:p>
          <text:list>
            <text:list-item>
              <text:p text:style-name="P3">This</text:p>
            </text:list-item>
          </text:list>
        </text:list-item>
        <text:list-item>
          <text:p text:style-name="P3">Anyone may submit an interface for review by the OSI ARB</text:p>
        </text:list-item>
      </text:list>
      <text:p text:style-name="Standard"/>
      <text:h text:style-name="Heading_20_3" text:outline-level="3">Acceptance into the OSI</text:h>
      <text:p text:style-name="Standard">In order to accept a specification into the OSI several requirements must first be satisfied. Before this can happen the specification must typically go through several review and acceptance phases.</text:p>
      <text:p text:style-name="Standard"/>
      <text:p text:style-name="P5">Proposal phase</text:p>
      <text:list text:style-name="L2">
        <text:list-item>
          <text:p text:style-name="P4">A formal proposal is made to the board.</text:p>
        </text:list-item>
        <text:list-item>
          <text:p text:style-name="P4">Once it has been determined that the proposal is in line with the spirit of the OSI, the proposal will be published for public scrutiny and a call will be made for stake-holders to contribute. The ARB may actively seek out and contact related projects to raise awareness of the proposal or negotiate integration in the future.</text:p>
        </text:list-item>
        <text:list-item>
          <text:p text:style-name="P4">At this time counter-proposals may be made.</text:p>
        </text:list-item>
        <text:list-item>
          <text:p text:style-name="P4">If the board is satisfied that all implementors and users are well-represented and the proposal is suitable, a review process will begin.</text:p>
        </text:list-item>
        <text:list-item>
          <text:p text:style-name="P4"><text:soft-page-break/>Finally, a minor version (alpha/beta?) of the standard may be placed in the OSIX assuming that the formatting is already more-or-less correct and all templates are in place. If not, the documents must first be fixed up and filled in correctly.</text:p>
        </text:list-item>
      </text:list>
      <text:p text:style-name="Standard"/>
      <text:p text:style-name="P5">Definition phase</text:p>
      <text:list text:style-name="L2">
        <text:list-item>
          <text:p text:style-name="P4">From this point forward, a number of changes may be made to the standard depending on the needs of the field. The specification is not considered production-ready but interested parties may begin using the API (with the understanding that the interface may change drastically).</text:p>
        </text:list-item>
        <text:list-item>
          <text:p text:style-name="P4">Sometimes an existing technology will be wrapped in the OSI API as a proof of concept or even a “production implementation” and can be used immediately as is.</text:p>
        </text:list-item>
        <text:list-item>
          <text:p text:style-name="P4">Research is carried out to define all the possible</text:p>
        </text:list-item>
      </text:list>
      <text:p text:style-name="Standard"/>
      <text:p text:style-name="P5">Review phase</text:p>
      <text:list text:style-name="L3">
        <text:list-item>
          <text:p text:style-name="P6">An open source reference implementation is provided that must be fully code-reviewed.</text:p>
          <text:list>
            <text:list-item>
              <text:p text:style-name="P6">Furthermore the open source implementation must be inline with the OSI quality standards.</text:p>
            </text:list-item>
          </text:list>
        </text:list-item>
      </text:list>
      <text:p text:style-name="Standard"/>
      <text:p text:style-name="P5">Acceptance phase</text:p>
      <text:p text:style-name="Standard"/>
      <text:h text:style-name="Heading_20_2" text:outline-level="2">OSI certification</text:h>
      <text:p text:style-name="Standard">An OSI implementor may wish to certify his implementation so that the OSI trademark can be added to products. The relevant ARB will require monetary compensation for such certification and a portion will go to the main standards body. In turn the ARB will provide reviews and run the implementation through several test harnesses. An implementation must follow at least the following set of guidelines in order to be certified:</text:p>
      <text:list text:style-name="L5">
        <text:list-item>
          <text:p text:style-name="P8">Feature-complete (all standard features must be supported)</text:p>
        </text:list-item>
        <text:list-item>
          <text:p text:style-name="P8">Expected output should match (to the testers' satisfaction) the specification's intent.</text:p>
        </text:list-item>
        <text:list-item>
          <text:p text:style-name="P8">Output should match (to the testers' satisfaction) the stated intent of the implementation.</text:p>
        </text:list-item>
        <text:list-item>
          <text:p text:style-name="P8"/>
        </text:list-item>
      </text:list>
      <text:h text:style-name="P2" text:outline-level="2"/>
      <text:h text:style-name="Heading_20_1" text:outline-level="1">Licensing</text:h>
      <text:p text:style-name="Standard">All rights reserved. Currently no use of any of the OSI standards or its related implementation is allowed. This will change once the initial specifications has been completed and a business model is crystallized. Plans are to allow certain open source implementations free use of the API, but endorsement or use of related trademarks may require monetary compensation.</text:p>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0080000000811209E42.png" xlink:type="simple" xlink:show="embed" xlink:actuate="onLoad"/>
    <draw:marker draw:name="_35_" draw:display-name="5" svg:viewBox="0 0 1 1" svg: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line-height="150%" fo:text-align="center" style:justify-single-word="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7cm" fo:margin-right="0cm" fo:margin-top="0.423cm" fo:margin-bottom="0.106cm" fo:line-height="150%" fo:text-indent="0cm" style:auto-text-indent="false" fo:keep-with-next="always"/>
      <style:text-properties style:font-name="Arial" fo:font-size="20pt" fo:letter-spacing="0.071cm" fo:font-weight="bold" style:font-size-asian="20pt" style:font-weight-asian="bold" style:font-name-complex="Arial" style:font-size-complex="20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variant="small-caps" style:font-name="Arial" fo:font-size="16pt" fo:font-weight="bold" style:font-size-asian="16pt" style:font-weight-asian="bold" style:font-name-complex="Arial"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Standard" style:next-style-name="Subtitle" style:class="chapter">
      <style:paragraph-properties fo:margin-top="0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Contents_20_1" style:display-name="Contents 1" style:family="paragraph" style:parent-style-name="Standard" style:next-style-name="Standard" style:class="index">
      <style:paragraph-properties fo:margin-top="0.212cm" fo:margin-bottom="0.212cm">
        <style:tab-stops>
          <style:tab-stop style:position="16.984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de" style:family="paragraph" style:parent-style-name="Standard">
      <style:text-properties style:font-name="Courier New" fo:font-size="10pt" style:font-size-asian="10pt" style:font-name-complex="Courier New"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Logo" style:family="paragraph" style:parent-style-name="Title">
      <style:paragraph-properties fo:margin-top="0cm" fo:margin-bottom="0cm"/>
      <style:text-properties fo:color="#808080" fo:font-size="26pt" style:font-size-asian="26pt" style:font-size-complex="26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Standard">
      <style:paragraph-properties fo:text-align="center" style:justify-single-word="false"/>
    </style:style>
    <style:page-layout style:name="pm1">
      <style:page-layout-properties fo:page-width="20.999cm" fo:page-height="29.699cm" style:num-format="1" style:print-orientation="portrait" fo:margin-top="2.54cm" fo:margin-bottom="2.54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Copyright © 2008,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OpenParser Library Specifications Draft</dc:title>
    <meta:initial-creator>Raistlin Masjere</meta:initial-creator>
    <meta:creation-date>2006-06-23T21:53:00</meta:creation-date>
    <dc:creator>Raistlin Masjere</dc:creator>
    <dc:date>2008-06-07T01:37:47</dc:date>
    <meta:editing-cycles>209</meta:editing-cycles>
    <meta:editing-duration>P2DT5H41M50S</meta:editing-duration>
    <meta:user-defined meta:name="Info 1"/>
    <meta:user-defined meta:name="Info 2"/>
    <meta:user-defined meta:name="Info 3"/>
    <meta:user-defined meta:name="Info 4"/>
    <meta:document-statistic meta:table-count="0" meta:image-count="0" meta:object-count="0" meta:page-count="8" meta:paragraph-count="80" meta:word-count="1097" meta:character-count="6862"/>
  </office:meta>
</office:document-meta>
</file>